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165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12" style:family="table-column">
      <style:table-column-properties fo:break-before="auto" style:column-width="2.2437in"/>
    </style:style>
    <style:style style:name="co13" style:family="table-column">
      <style:table-column-properties fo:break-before="auto" style:column-width="3.2236in"/>
    </style:style>
    <style:style style:name="co14" style:family="table-column">
      <style:table-column-properties fo:break-before="auto" style:column-width="2.6165in"/>
    </style:style>
    <style:style style:name="co15" style:family="table-column">
      <style:table-column-properties fo:break-before="auto" style:column-width="1.1756in"/>
    </style:style>
    <style:style style:name="co16" style:family="table-column">
      <style:table-column-properties fo:break-before="auto" style:column-width="1.2709in"/>
    </style:style>
    <style:style style:name="co17" style:family="table-column">
      <style:table-column-properties fo:break-before="auto" style:column-width="1.6528in"/>
    </style:style>
    <style:style style:name="co18" style:family="table-column">
      <style:table-column-properties fo:break-before="auto" style:column-width="0.672in"/>
    </style:style>
    <style:style style:name="co19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972in" fo:break-before="auto" style:use-optimal-row-height="false"/>
    </style:style>
    <style:style style:name="ro21" style:family="table-row">
      <style:table-row-properties style:row-height="0.278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22" style:family="table-row">
      <style:table-row-properties style:row-height="0.7252in" fo:break-before="auto" style:use-optimal-row-height="true"/>
    </style:style>
    <style:style style:name="ro23" style:family="table-row">
      <style:table-row-properties style:row-height="0.302in" fo:break-before="auto" style:use-optimal-row-height="false"/>
    </style:style>
    <style:style style:name="ro24" style:family="table-row">
      <style:table-row-properties style:row-height="0.3728in" fo:break-before="auto" style:use-optimal-row-height="false"/>
    </style:style>
    <style:style style:name="ro25" style:family="table-row">
      <style:table-row-properties style:row-height="0.352in" fo:break-before="auto" style:use-optimal-row-height="true"/>
    </style:style>
    <style:style style:name="ro26" style:family="table-row">
      <style:table-row-properties style:row-height="0.207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text-position=""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text-position="" style:font-name="Arial" fo:font-size="10pt" fo:font-weight="bold"/>
    </style:style>
    <style:style style:name="ce54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56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text-position=""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60" style:family="table-cell" style:parent-style-name="Default">
      <style:table-cell-properties fo:wrap-option="wrap"/>
      <style:text-properties style:text-position=""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65" style:family="table-cell" style:parent-style-name="Default">
      <style:table-cell-properties fo:border="0.06pt solid #000000"/>
      <style:text-properties style:text-position="" style:font-name="Arial"/>
    </style:style>
    <style:style style:name="ce6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9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31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91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1" style:family="table-cell" style:parent-style-name="Default">
      <style:text-properties style:font-name="Arial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ext-properties style:font-name="Arial" fo:font-size="10pt"/>
    </style:style>
    <style:style style:name="ce134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4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>
      <style:table-cell-properties fo:wrap-option="wrap"/>
      <style:text-properties style:font-name="Arial" fo:font-size="10pt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15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6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16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6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3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name-complex="Tahoma2"/>
    </style:style>
    <style:style style:name="ce168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69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name-complex="Tahoma2" style:font-size-complex="11pt"/>
    </style:style>
    <style:style style:name="ce170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size-complex="10pt"/>
    </style:style>
    <style:style style:name="ce1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7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7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9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80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8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8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84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85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7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8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font-name-asian="Tahoma1" style:font-name-complex="Tahoma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" style:font-name-asian="Tahoma1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49" table:default-cell-style-name="Default"/>
        <table:table-row table:style-name="ro1">
          <table:table-cell table:style-name="ce84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8" table:number-columns-repeated="2"/>
          <table:table-cell table:style-name="ce84"/>
          <table:table-cell table:style-name="ce84" table:number-columns-spanned="3" table:number-rows-spanned="1"/>
          <table:covered-table-cell table:number-columns-repeated="2" table:style-name="ce84"/>
          <table:table-cell table:style-name="ce84" table:number-columns-repeated="248"/>
          <table:table-cell/>
        </table:table-row>
        <table:table-row table:style-name="ro1" table:number-rows-repeated="3">
          <table:table-cell table:style-name="ce85"/>
          <table:table-cell table:number-columns-repeated="2"/>
          <table:table-cell table:style-name="ce85" table:number-columns-repeated="3"/>
          <table:table-cell table:style-name="ce84" table:number-columns-repeated="249"/>
          <table:table-cell/>
        </table:table-row>
        <table:table-row table:style-name="ro2">
          <table:table-cell table:style-name="ce85"/>
          <table:table-cell table:number-columns-repeated="2"/>
          <table:table-cell table:style-name="ce85" table:number-columns-repeated="3"/>
          <table:table-cell table:style-name="ce84" table:number-columns-repeated="249"/>
          <table:table-cell/>
        </table:table-row>
        <table:table-row table:style-name="ro18">
          <table:table-cell table:style-name="ce85"/>
          <table:table-cell table:style-name="ce90" office:value-type="string">
            <text:p>SOC SMOKE TESTS</text:p>
          </table:table-cell>
          <table:table-cell table:style-name="ce85" table:number-columns-repeated="4"/>
          <table:table-cell table:style-name="ce84" table:number-columns-repeated="249"/>
          <table:table-cell/>
        </table:table-row>
        <table:table-row table:style-name="ro1">
          <table:table-cell table:style-name="ce85"/>
          <table:table-cell table:style-name="ce91" office:value-type="string">
            <text:p>Version:</text:p>
          </table:table-cell>
          <table:table-cell table:style-name="ce99" office:value-type="float" office:value="1">
            <text:p>1.0</text:p>
          </table:table-cell>
          <table:table-cell table:style-name="ce85" table:number-columns-repeated="3"/>
          <table:table-cell table:style-name="ce84" table:number-columns-repeated="249"/>
          <table:table-cell/>
        </table:table-row>
        <table:table-row table:style-name="ro1">
          <table:table-cell table:style-name="ce85"/>
          <table:table-cell table:style-name="ce91" office:value-type="string">
            <text:p>Issue date:</text:p>
          </table:table-cell>
          <table:table-cell table:style-name="ce100"/>
          <table:table-cell table:style-name="ce85" table:number-columns-repeated="3"/>
          <table:table-cell table:style-name="ce84" table:number-columns-repeated="249"/>
          <table:table-cell/>
        </table:table-row>
        <table:table-row table:style-name="ro1">
          <table:table-cell table:style-name="ce85"/>
          <table:table-cell table:style-name="ce91" office:value-type="string">
            <text:p>Product Name:</text:p>
          </table:table-cell>
          <table:table-cell table:style-name="ce100" office:value-type="string">
            <text:p>Social</text:p>
          </table:table-cell>
          <table:table-cell table:style-name="ce85" table:number-columns-repeated="3"/>
          <table:table-cell table:style-name="ce84" table:number-columns-repeated="249"/>
          <table:table-cell/>
        </table:table-row>
        <table:table-row table:style-name="ro1">
          <table:table-cell table:style-name="ce85"/>
          <table:table-cell table:style-name="ce91" office:value-type="string">
            <text:p>Product Code:</text:p>
          </table:table-cell>
          <table:table-cell table:style-name="ce100" office:value-type="string">
            <text:p>SOC</text:p>
          </table:table-cell>
          <table:table-cell table:style-name="ce85" table:number-columns-repeated="3"/>
          <table:table-cell table:style-name="ce84" table:number-columns-repeated="249"/>
          <table:table-cell/>
        </table:table-row>
        <table:table-row table:style-name="ro1">
          <table:table-cell table:style-name="ce85"/>
          <table:table-cell table:style-name="ce91" office:value-type="string">
            <text:p>Module:</text:p>
          </table:table-cell>
          <table:table-cell table:style-name="ce100"/>
          <table:table-cell table:style-name="ce106"/>
          <table:table-cell table:style-name="ce85" table:number-columns-repeated="2"/>
          <table:table-cell table:style-name="ce84" table:number-columns-repeated="249"/>
          <table:table-cell/>
        </table:table-row>
        <table:table-row table:style-name="ro1">
          <table:table-cell table:style-name="ce86"/>
          <table:table-cell table:style-name="ce91" office:value-type="string">
            <text:p>Total Cases:</text:p>
          </table:table-cell>
          <table:table-cell table:style-name="ce100" table:formula="of:=[Data.C4]" office:value-type="float" office:value="1">
            <text:p>1</text:p>
          </table:table-cell>
          <table:table-cell table:number-columns-repeated="4"/>
          <table:table-cell table:style-name="ce86" table:number-columns-repeated="248"/>
          <table:table-cell/>
        </table:table-row>
        <table:table-row table:style-name="ro22">
          <table:table-cell table:style-name="ce86"/>
          <table:table-cell table:style-name="ce92" office:value-type="string">
            <text:p>Test Status:</text:p>
          </table:table-cell>
          <table:table-cell table:style-name="ce101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number-columns-repeated="4"/>
          <table:table-cell table:style-name="ce86" table:number-columns-repeated="248"/>
          <table:table-cell/>
        </table:table-row>
        <table:table-row table:style-name="ro1">
          <table:table-cell table:style-name="ce86"/>
          <table:table-cell table:number-columns-repeated="6"/>
          <table:table-cell table:style-name="ce86" table:number-columns-repeated="248"/>
          <table:table-cell/>
        </table:table-row>
        <table:table-row table:style-name="ro23">
          <table:table-cell table:style-name="ce87"/>
          <table:table-cell table:number-columns-repeated="6"/>
          <table:table-cell table:style-name="ce87" table:number-columns-repeated="248"/>
          <table:table-cell/>
        </table:table-row>
        <table:table-row table:style-name="ro24">
          <table:table-cell table:style-name="ce87"/>
          <table:table-cell table:number-columns-repeated="6"/>
          <table:table-cell table:style-name="ce87" table:number-columns-repeated="248"/>
          <table:table-cell/>
        </table:table-row>
        <table:table-row table:style-name="ro1">
          <table:table-cell table:style-name="ce87"/>
          <table:table-cell table:number-columns-repeated="6"/>
          <table:table-cell table:style-name="ce86"/>
          <table:table-cell table:style-name="ce87" table:number-columns-repeated="247"/>
          <table:table-cell/>
        </table:table-row>
        <table:table-row table:style-name="ro1">
          <table:table-cell table:style-name="ce86"/>
          <table:table-cell table:number-columns-repeated="6"/>
          <table:table-cell table:style-name="ce86" table:number-columns-repeated="248"/>
          <table:table-cell/>
        </table:table-row>
        <table:table-row table:style-name="ro1">
          <table:table-cell table:style-name="ce86"/>
          <table:table-cell table:style-name="ce93" office:value-type="string">
            <text:p>Record of change:</text:p>
          </table:table-cell>
          <table:table-cell table:style-name="ce84" table:number-columns-repeated="5"/>
          <table:table-cell table:style-name="ce86" table:number-columns-repeated="248"/>
          <table:table-cell/>
        </table:table-row>
        <table:table-row table:style-name="ro25">
          <table:table-cell table:style-name="ce86"/>
          <table:table-cell table:style-name="ce94" office:value-type="string">
            <text:p>Effective Date</text:p>
          </table:table-cell>
          <table:table-cell table:style-name="ce102" office:value-type="string">
            <text:p>Version</text:p>
          </table:table-cell>
          <table:table-cell table:style-name="ce102" office:value-type="string">
            <text:p>Change description</text:p>
          </table:table-cell>
          <table:table-cell table:style-name="ce102" office:value-type="string">
            <text:p>Originator</text:p>
          </table:table-cell>
          <table:table-cell table:style-name="ce115" office:value-type="string">
            <text:p>Reviewer/</text:p>
            <text:p>Approver</text:p>
          </table:table-cell>
          <table:table-cell table:style-name="ce116" office:value-type="string">
            <text:p>Reference</text:p>
          </table:table-cell>
          <table:table-cell table:style-name="ce86" table:number-columns-repeated="248"/>
          <table:table-cell/>
        </table:table-row>
        <table:table-row table:style-name="ro1">
          <table:table-cell table:style-name="ce86"/>
          <table:table-cell table:style-name="ce95" office:value-type="date" office:date-value="2010-10-04">
            <text:p>4-Oct-10</text:p>
          </table:table-cell>
          <table:table-cell table:style-name="ce103" office:value-type="string">
            <text:p>1.0</text:p>
          </table:table-cell>
          <table:table-cell table:style-name="ce107" office:value-type="string">
            <text:p>initialize</text:p>
          </table:table-cell>
          <table:table-cell table:style-name="ce112" office:value-type="string">
            <text:p>an.nguyen</text:p>
          </table:table-cell>
          <table:table-cell table:style-name="ce113"/>
          <table:table-cell table:style-name="ce117"/>
          <table:table-cell table:style-name="ce86" table:number-columns-repeated="248"/>
          <table:table-cell/>
        </table:table-row>
        <table:table-row table:style-name="ro1">
          <table:table-cell table:style-name="ce86"/>
          <table:table-cell table:style-name="ce96"/>
          <table:table-cell table:style-name="ce103"/>
          <table:table-cell table:style-name="ce107" table:number-columns-repeated="2"/>
          <table:table-cell table:style-name="ce113"/>
          <table:table-cell table:style-name="ce117"/>
          <table:table-cell table:style-name="ce86" table:number-columns-repeated="248"/>
          <table:table-cell/>
        </table:table-row>
        <table:table-row table:style-name="ro8">
          <table:table-cell table:style-name="ce86"/>
          <table:table-cell table:style-name="ce97"/>
          <table:table-cell table:style-name="ce104"/>
          <table:table-cell table:style-name="ce107" table:number-columns-repeated="2"/>
          <table:table-cell table:style-name="ce113"/>
          <table:table-cell table:style-name="ce118"/>
          <table:table-cell table:style-name="ce86" table:number-columns-repeated="248"/>
          <table:table-cell/>
        </table:table-row>
        <table:table-row table:style-name="ro1">
          <table:table-cell table:style-name="ce86"/>
          <table:table-cell table:style-name="ce97"/>
          <table:table-cell table:style-name="ce104"/>
          <table:table-cell table:style-name="ce108"/>
          <table:table-cell table:style-name="ce113" table:number-columns-repeated="2"/>
          <table:table-cell table:style-name="ce118"/>
          <table:table-cell table:style-name="ce84"/>
          <table:table-cell table:style-name="ce86" table:number-columns-repeated="247"/>
          <table:table-cell/>
        </table:table-row>
        <table:table-row table:style-name="ro1">
          <table:table-cell table:style-name="ce84"/>
          <table:table-cell table:style-name="ce97"/>
          <table:table-cell table:style-name="ce104"/>
          <table:table-cell table:style-name="ce108"/>
          <table:table-cell table:style-name="ce113" table:number-columns-repeated="2"/>
          <table:table-cell table:style-name="ce119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7"/>
          <table:table-cell table:style-name="ce104"/>
          <table:table-cell table:style-name="ce109"/>
          <table:table-cell table:style-name="ce113" table:number-columns-repeated="2"/>
          <table:table-cell table:style-name="ce118"/>
          <table:table-cell table:style-name="ce84" table:number-columns-repeated="248"/>
          <table:table-cell/>
        </table:table-row>
        <table:table-row table:style-name="ro1" table:number-rows-repeated="2">
          <table:table-cell table:style-name="ce84"/>
          <table:table-cell table:style-name="ce97"/>
          <table:table-cell table:style-name="ce104"/>
          <table:table-cell table:style-name="ce110"/>
          <table:table-cell table:style-name="ce113" table:number-columns-repeated="2"/>
          <table:table-cell table:style-name="ce118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7"/>
          <table:table-cell table:style-name="ce104"/>
          <table:table-cell table:style-name="ce109"/>
          <table:table-cell table:style-name="ce113" table:number-columns-repeated="2"/>
          <table:table-cell table:style-name="ce118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7"/>
          <table:table-cell table:style-name="ce104"/>
          <table:table-cell table:style-name="ce109"/>
          <table:table-cell table:style-name="ce110" table:number-columns-repeated="2"/>
          <table:table-cell table:style-name="ce118"/>
          <table:table-cell/>
          <table:table-cell table:style-name="ce84" table:number-columns-repeated="247"/>
          <table:table-cell/>
        </table:table-row>
        <table:table-row table:style-name="ro1">
          <table:table-cell table:style-name="ce84"/>
          <table:table-cell table:style-name="ce97"/>
          <table:table-cell table:style-name="ce104"/>
          <table:table-cell table:style-name="ce109"/>
          <table:table-cell table:style-name="ce110" table:number-columns-repeated="2"/>
          <table:table-cell table:style-name="ce118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8"/>
          <table:table-cell table:style-name="ce105"/>
          <table:table-cell table:style-name="ce111"/>
          <table:table-cell table:style-name="ce114" table:number-columns-repeated="2"/>
          <table:table-cell table:style-name="ce120"/>
          <table:table-cell table:style-name="ce84" table:number-columns-repeated="248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 table:number-rows-repeated="9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 table:number-rows-repeated="10">
          <table:table-cell table:style-name="ce84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8" table:default-cell-style-name="Default"/>
        <table:table-row table:style-name="ro9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66" office:value-type="string">
            <text:p><text:s/>Check List</text:p>
            <text:p><text:span text:style-name="T4">Based on Product built version:</text:span></text:p>
          </table:table-cell>
          <table:table-cell table:style-name="ce66"/>
          <table:table-cell table:style-name="ce17" table:number-columns-repeated="249"/>
        </table:table-row>
        <table:table-row table:style-name="ro10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17"/>
          <table:table-cell table:style-name="ce66" office:value-type="string" table:number-columns-spanned="2" table:number-rows-spanned="1">
            <text:p>Table of record</text:p>
          </table:table-cell>
          <table:covered-table-cell table:style-name="ce69"/>
          <table:table-cell table:style-name="ce17" table:number-columns-repeated="249"/>
        </table:table-row>
        <table:table-row table:style-name="ro1">
          <table:table-cell table:style-name="ce39"/>
          <table:table-cell table:style-name="ce43"/>
          <table:table-cell table:style-name="ce64"/>
          <table:table-cell table:style-name="ce65"/>
          <table:table-cell table:style-name="ce67" office:value-type="string">
            <text:p>Total of High</text:p>
          </table:table-cell>
          <table:table-cell table:style-name="ce70" table:formula="of:=SUMPRODUCT(([.C4:.C540]=&quot;High&quot;)*([.D4:.D540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1">
          <table:table-cell table:style-name="ce39" office:value-type="string">
            <text:p>Smoke_SOC_01</text:p>
          </table:table-cell>
          <table:table-cell table:style-name="ce43" office:value-type="string">
            <text:p>Basic functions </text:p>
          </table:table-cell>
          <table:table-cell table:style-name="ce64" office:value-type="string">
            <text:p>High</text:p>
          </table:table-cell>
          <table:table-cell table:style-name="ce65"/>
          <table:table-cell table:style-name="ce67" office:value-type="string">
            <text:p>Total of Medium</text:p>
          </table:table-cell>
          <table:table-cell table:style-name="ce67" table:formula="of:=SUMPRODUCT(([.C4:.C540]=&quot;Medium&quot;)*([.D4:.D540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">
          <table:table-cell table:style-name="ce39"/>
          <table:table-cell table:style-name="ce44"/>
          <table:table-cell table:style-name="ce64"/>
          <table:table-cell table:style-name="ce65"/>
          <table:table-cell table:style-name="ce67" office:value-type="string">
            <text:p>Total of Low</text:p>
          </table:table-cell>
          <table:table-cell table:style-name="ce70" table:formula="of:=SUMPRODUCT(([.C4:.C540]=&quot;Low&quot;)*([.D4:.D540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">
          <table:table-cell table:style-name="ce40"/>
          <table:table-cell table:style-name="ce44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8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8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1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1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8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3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6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6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3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5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1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26">
          <table:table-cell table:style-name="ce121"/>
          <table:table-cell table:style-name="ce138" office:value-type="string">
            <text:p>TEST CASES</text:p>
          </table:table-cell>
          <table:table-cell table:style-name="ce138"/>
          <table:table-cell table:style-name="ce139" table:number-columns-repeated="2"/>
          <table:table-cell table:style-name="ce121"/>
          <table:table-cell table:style-name="ce152"/>
          <table:table-cell table:style-name="ce139" table:number-columns-repeated="2"/>
          <table:table-cell table:style-name="ce177" office:value-type="string">
            <text:p>Passed</text:p>
          </table:table-cell>
          <table:table-cell table:style-name="ce177" table:formula="of:=COUNTIF([.K$7:.K$885];[.$J1])" office:value-type="float" office:value="9">
            <text:p>9</text:p>
          </table:table-cell>
          <table:table-cell table:style-name="ce177" table:formula="of:=COUNTIF([.L$7:.L$885];[.$J1])" office:value-type="float" office:value="9">
            <text:p>9</text:p>
          </table:table-cell>
          <table:table-cell table:style-name="ce177" table:formula="of:=COUNTIF([.M$7:.M$885];[.$J1])" office:value-type="float" office:value="0">
            <text:p>0</text:p>
          </table:table-cell>
          <table:table-cell table:style-name="ce177" table:formula="of:=COUNTIF([.N$7:.N$885];[.$J1])" office:value-type="float" office:value="0">
            <text:p>0</text:p>
          </table:table-cell>
          <table:table-cell table:style-name="ce186" table:number-columns-repeated="214"/>
          <table:table-cell table:style-name="ce152" table:number-columns-repeated="18"/>
          <table:table-cell table:style-name="ce121" table:number-columns-repeated="9"/>
        </table:table-row>
        <table:table-row table:style-name="ro26">
          <table:table-cell table:style-name="ce121"/>
          <table:table-cell table:style-name="ce139" table:number-columns-repeated="4"/>
          <table:table-cell table:style-name="ce121"/>
          <table:table-cell table:style-name="ce152"/>
          <table:table-cell table:style-name="ce139" table:number-columns-repeated="2"/>
          <table:table-cell table:style-name="ce177" office:value-type="string">
            <text:p>Failed</text:p>
          </table:table-cell>
          <table:table-cell table:style-name="ce177" table:formula="of:=COUNTIF([.K$7:.K$885];[.$J2])" office:value-type="float" office:value="0">
            <text:p>0</text:p>
          </table:table-cell>
          <table:table-cell table:style-name="ce177" table:formula="of:=COUNTIF([.L$7:.L$885];[.$J2])" office:value-type="float" office:value="0">
            <text:p>0</text:p>
          </table:table-cell>
          <table:table-cell table:style-name="ce177" table:formula="of:=COUNTIF([.M$7:.M$885];[.$J2])" office:value-type="float" office:value="0">
            <text:p>0</text:p>
          </table:table-cell>
          <table:table-cell table:style-name="ce177" table:formula="of:=COUNTIF([.N$7:.N$885];[.$J2])" office:value-type="float" office:value="0">
            <text:p>0</text:p>
          </table:table-cell>
          <table:table-cell table:style-name="ce186" table:number-columns-repeated="214"/>
          <table:table-cell table:style-name="ce152" table:number-columns-repeated="18"/>
          <table:table-cell table:style-name="ce121" table:number-columns-repeated="9"/>
        </table:table-row>
        <table:table-row table:style-name="ro26">
          <table:table-cell table:style-name="ce121"/>
          <table:table-cell table:style-name="ce140" office:value-type="string">
            <text:p>Functions List<text:span text:style-name="T6">:</text:span></text:p>
          </table:table-cell>
          <table:table-cell table:style-name="ce146" table:number-columns-spanned="3" table:number-rows-spanned="1"/>
          <table:covered-table-cell table:style-name="ce151"/>
          <table:covered-table-cell table:style-name="ce147"/>
          <table:table-cell table:style-name="ce121"/>
          <table:table-cell table:style-name="ce152"/>
          <table:table-cell table:style-name="ce171"/>
          <table:table-cell table:style-name="ce175"/>
          <table:table-cell table:style-name="ce177" office:value-type="string">
            <text:p>Blocked</text:p>
          </table:table-cell>
          <table:table-cell table:style-name="ce177" table:formula="of:=COUNTIF([.K$7:.K$885];[.$J3])" office:value-type="float" office:value="0">
            <text:p>0</text:p>
          </table:table-cell>
          <table:table-cell table:style-name="ce177" table:formula="of:=COUNTIF([.L$7:.L$885];[.$J3])" office:value-type="float" office:value="0">
            <text:p>0</text:p>
          </table:table-cell>
          <table:table-cell table:style-name="ce177" table:formula="of:=COUNTIF([.M$7:.M$885];[.$J3])" office:value-type="float" office:value="0">
            <text:p>0</text:p>
          </table:table-cell>
          <table:table-cell table:style-name="ce177" table:formula="of:=COUNTIF([.N$7:.N$885];[.$J3])" office:value-type="float" office:value="0">
            <text:p>0</text:p>
          </table:table-cell>
          <table:table-cell table:style-name="ce186" table:number-columns-repeated="214"/>
          <table:table-cell table:style-name="ce152" table:number-columns-repeated="18"/>
          <table:table-cell table:style-name="ce121" table:number-columns-repeated="9"/>
        </table:table-row>
        <table:table-row table:style-name="ro11">
          <table:table-cell table:style-name="ce121"/>
          <table:table-cell table:style-name="ce140" office:value-type="string">
            <text:p>Total Main Cases:</text:p>
          </table:table-cell>
          <table:table-cell table:style-name="ce147" table:formula="of:=MAX([.A7:.A1004])" office:value-type="float" office:value="1" table:number-columns-spanned="3" table:number-rows-spanned="1">
            <text:p>1</text:p>
          </table:table-cell>
          <table:covered-table-cell table:number-columns-repeated="2" table:style-name="ce152"/>
          <table:table-cell table:style-name="ce121"/>
          <table:table-cell table:style-name="ce152"/>
          <table:table-cell table:style-name="ce171"/>
          <table:table-cell table:style-name="ce176"/>
          <table:table-cell table:style-name="ce178" office:value-type="string">
            <text:p>Untested</text:p>
          </table:table-cell>
          <table:table-cell table:style-name="ce177" table:formula="of:=COUNTIF([.K$7:.K$885];[.$J4])" office:value-type="float" office:value="0">
            <text:p>0</text:p>
          </table:table-cell>
          <table:table-cell table:style-name="ce177" table:formula="of:=COUNTIF([.L$7:.L$885];[.$J4])" office:value-type="float" office:value="0">
            <text:p>0</text:p>
          </table:table-cell>
          <table:table-cell table:style-name="ce177" table:formula="of:=COUNTIF([.M$7:.M$885];[.$J4])" office:value-type="float" office:value="0">
            <text:p>0</text:p>
          </table:table-cell>
          <table:table-cell table:style-name="ce177" table:formula="of:=COUNTIF([.N$7:.N$885];[.$J4])" office:value-type="float" office:value="0">
            <text:p>0</text:p>
          </table:table-cell>
          <table:table-cell table:style-name="ce186" table:number-columns-repeated="214"/>
          <table:table-cell table:style-name="ce152" table:number-columns-repeated="18"/>
          <table:table-cell table:style-name="ce121" table:number-columns-repeated="9"/>
        </table:table-row>
        <table:table-row table:style-name="ro26">
          <table:table-cell table:style-name="ce134"/>
          <table:table-cell table:style-name="ce141"/>
          <table:table-cell table:style-name="ce134" table:number-columns-repeated="7"/>
          <table:table-cell office:value-type="string">
            <text:p>N/A</text:p>
          </table:table-cell>
          <table:table-cell table:style-name="ce177" table:formula="of:=COUNTIF([.K$7:.K$885];[.$J5])" office:value-type="float" office:value="0">
            <text:p>0</text:p>
          </table:table-cell>
          <table:table-cell table:style-name="ce177" table:formula="of:=COUNTIF([.L$7:.L$885];[.$J5])" office:value-type="float" office:value="0">
            <text:p>0</text:p>
          </table:table-cell>
          <table:table-cell table:style-name="ce177" table:formula="of:=COUNTIF([.M$7:.M$885];[.$J5])" office:value-type="float" office:value="0">
            <text:p>0</text:p>
          </table:table-cell>
          <table:table-cell table:style-name="ce177" table:formula="of:=COUNTIF([.N$7:.N$885];[.$J5])" office:value-type="float" office:value="0">
            <text:p>0</text:p>
          </table:table-cell>
          <table:table-cell table:style-name="ce134" table:number-columns-repeated="232"/>
          <table:table-cell table:style-name="ce121" table:number-columns-repeated="9"/>
        </table:table-row>
        <table:table-row table:style-name="ro11">
          <table:table-cell table:style-name="ce135" office:value-type="string">
            <text:p>Case No</text:p>
          </table:table-cell>
          <table:table-cell table:style-name="ce142" office:value-type="string">
            <text:p>Related function</text:p>
          </table:table-cell>
          <table:table-cell table:style-name="ce142" office:value-type="string">
            <text:p>Case ID</text:p>
          </table:table-cell>
          <table:table-cell table:style-name="ce142" office:value-type="string">
            <text:p>Path</text:p>
          </table:table-cell>
          <table:table-cell table:style-name="ce157" office:value-type="string">
            <text:p>Case Description</text:p>
          </table:table-cell>
          <table:table-cell table:style-name="ce142" office:value-type="string">
            <text:p>Step Description</text:p>
          </table:table-cell>
          <table:table-cell table:style-name="ce142" office:value-type="string">
            <text:p>Steps to produce</text:p>
          </table:table-cell>
          <table:table-cell table:style-name="ce142" office:value-type="string">
            <text:p>Expected Output</text:p>
          </table:table-cell>
          <table:table-cell table:style-name="ce142" office:value-type="string">
            <text:p>Priority</text:p>
          </table:table-cell>
          <table:table-cell table:style-name="ce142" office:value-type="string">
            <text:p>Tester</text:p>
          </table:table-cell>
          <table:table-cell table:style-name="ce142" office:value-type="string">
            <text:p>IE7</text:p>
          </table:table-cell>
          <table:table-cell table:style-name="ce142" office:value-type="string">
            <text:p>FireFox3.5</text:p>
          </table:table-cell>
          <table:table-cell table:style-name="ce142" office:value-type="string">
            <text:p>Comment/Bug</text:p>
          </table:table-cell>
          <table:table-cell table:style-name="ce142" table:number-columns-repeated="5"/>
          <table:table-cell table:style-name="ce187" table:number-columns-repeated="211"/>
          <table:table-cell table:style-name="ce152" table:number-columns-repeated="17"/>
          <table:table-cell table:style-name="ce121" table:number-columns-repeated="9"/>
        </table:table-row>
        <table:table-row table:style-name="ro27">
          <table:table-cell table:style-name="ce136" office:value-type="float" office:value="1">
            <text:p>001</text:p>
          </table:table-cell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1" office:value-type="string">
            <text:p>Step 1: Login by Root</text:p>
          </table:table-cell>
          <table:table-cell table:style-name="ce159" office:value-type="string">
            <text:p>- <text:s/>Input URL on address bar: http://localhost:8080/socialdemo</text:p>
            <text:p>- <text:s/>Press Enter key </text:p>
            <text:p>- <text:s/>Click the Sign In link on the top right </text:p>
            <text:p>- <text:s/>Input valid User name &amp; Password of Root user</text:p>
            <text:p>- <text:s/>Click Sign In</text:p>
          </table:table-cell>
          <table:table-cell table:style-name="ce161" office:value-type="string">
            <text:p>Root logs in successful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number-columns-repeated="2" table:style-name="ce182" office:value-type="string">
            <text:p>Passed</text:p>
          </table:table-cell>
          <table:table-cell table:style-name="ce182" table:number-columns-repeated="233"/>
          <table:table-cell table:style-name="ce188"/>
          <table:table-cell table:style-name="ce121" table:number-columns-repeated="9"/>
        </table:table-row>
        <table:table-row table:style-name="ro28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2" office:value-type="string">
            <text:p>Step 2: Create user by Root</text:p>
          </table:table-cell>
          <table:table-cell table:style-name="ce162" office:value-type="string">
            <text:p>- Go to register new user page</text:p>
            <text:p>- Enter all valid and require data</text:p>
            <text:p>- Click on Save</text:p>
            <text:p>- Move mouse on star portlet and select Sign out </text:p>
          </table:table-cell>
          <table:table-cell table:style-name="ce162" office:value-type="string">
            <text:p>- Return the New staff page</text:p>
            <text:p>- New user is added</text:p>
            <text:p>- Root signs out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style-name="ce182" office:value-type="string">
            <text:p>Passed</text:p>
          </table:table-cell>
          <table:table-cell table:style-name="ce183" office:value-type="string">
            <text:p>Passed</text:p>
          </table:table-cell>
          <table:table-cell table:style-name="ce183" table:number-columns-repeated="234"/>
          <table:table-cell table:style-name="ce121" table:number-columns-repeated="9"/>
        </table:table-row>
        <table:table-row table:style-name="ro28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2" office:value-type="string">
            <text:p>Step 3: Login with new user</text:p>
          </table:table-cell>
          <table:table-cell table:style-name="ce167" office:value-type="string">
            <text:p><text:span text:style-name="T7">- <text:s/>Click the Sign In link on the top right </text:span></text:p>
            <text:p><text:span text:style-name="T7">- <text:s/>Input valid User name &amp; Password of </text:span><text:span text:style-name="T7">new user</text:span></text:p>
            <text:p><text:span text:style-name="T7">- <text:s/>Click Sign In</text:span></text:p>
          </table:table-cell>
          <table:table-cell table:style-name="ce162" office:value-type="string">
            <text:p>- New user logs in successful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style-name="ce182" office:value-type="string">
            <text:p>Passed</text:p>
          </table:table-cell>
          <table:table-cell table:style-name="ce183" office:value-type="string">
            <text:p>Passed</text:p>
          </table:table-cell>
          <table:table-cell table:style-name="ce183" table:number-columns-repeated="234"/>
          <table:table-cell table:style-name="ce121" table:number-columns-repeated="9"/>
        </table:table-row>
        <table:table-row table:style-name="ro29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3" office:value-type="string">
            <text:p>Step 4: Create space with new user</text:p>
          </table:table-cell>
          <table:table-cell table:style-name="ce163" office:value-type="string">
            <text:p>- Click on <text:span text:style-name="T8">Spaces</text:span> on admin toolbar portlet</text:p>
            <text:p>- On space page, click on [Add New Space] button</text:p>
            <text:p>- Enter all valid and require data onto Add new space form</text:p>
            <text:p>- Click on [create] button</text:p>
          </table:table-cell>
          <table:table-cell table:style-name="ce170" office:value-type="string">
            <text:p>- Show Space page</text:p>
            <text:p>- Add new space form is displayed</text:p>
            <text:p>- New space is created and display on My space list</text:p>
          </table:table-cell>
          <table:table-cell table:style-name="ce161" office:value-type="string">
            <text:p>High</text:p>
          </table:table-cell>
          <table:table-cell table:style-name="ce180" office:value-type="string">
            <text:p>thao.pham</text:p>
          </table:table-cell>
          <table:table-cell table:number-columns-repeated="2" table:style-name="ce180" office:value-type="string">
            <text:p>Passed</text:p>
          </table:table-cell>
          <table:table-cell table:style-name="ce180" table:number-columns-repeated="243"/>
        </table:table-row>
        <table:table-row table:style-name="ro30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1" office:value-type="string">
            <text:p>Step 5: Add friend for user</text:p>
          </table:table-cell>
          <table:table-cell table:style-name="ce159" office:value-type="string">
            <text:p>- Move mouse on Space and click on directory</text:p>
            <text:p>- Select an specific user and click on Invite icon</text:p>
            <text:p>- Log in by invited user and click on Accept button on other browser</text:p>
          </table:table-cell>
          <table:table-cell table:style-name="ce161" office:value-type="string">
            <text:p>- Move to people page</text:p>
            <text:p>- Send invitation successfully</text:p>
            <text:p>- Two users are friend</text:p>
            <text:p/>
          </table:table-cell>
          <table:table-cell table:style-name="ce161" office:value-type="string">
            <text:p>High</text:p>
          </table:table-cell>
          <table:table-cell table:style-name="ce181" office:value-type="string">
            <text:p>thao.pham</text:p>
          </table:table-cell>
          <table:table-cell table:number-columns-repeated="2" table:style-name="ce181" office:value-type="string">
            <text:p>Passed</text:p>
          </table:table-cell>
          <table:table-cell table:style-name="ce181" table:number-columns-repeated="243"/>
        </table:table-row>
        <table:table-row table:style-name="ro28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3" office:value-type="string">
            <text:p>Step 6: Add new Status</text:p>
          </table:table-cell>
          <table:table-cell table:style-name="ce168" office:value-type="string">
            <text:p>- Move to name of user and click on Activity</text:p>
            <text:p>- Enter some text (status) on Blast <text:s/>area input</text:p>
            <text:p>- Click on Share button</text:p>
          </table:table-cell>
          <table:table-cell table:style-name="ce168" office:value-type="string">
            <text:p>- Activity page is shown</text:p>
            <text:p>- A new status is updated</text:p>
          </table:table-cell>
          <table:table-cell table:style-name="ce161" office:value-type="string">
            <text:p>High</text:p>
          </table:table-cell>
          <table:table-cell table:style-name="ce181" office:value-type="string">
            <text:p>thao.pham</text:p>
          </table:table-cell>
          <table:table-cell table:number-columns-repeated="2" table:style-name="ce181" office:value-type="string">
            <text:p>Passed</text:p>
          </table:table-cell>
          <table:table-cell table:style-name="ce185" office:value-type="string">
            <text:p><text:a xlink:href="https://jira.exoplatform.org/browse/TESTVN-5430">TESTVN-5430</text:a></text:p>
          </table:table-cell>
          <table:table-cell table:style-name="ce181" table:number-columns-repeated="242"/>
        </table:table-row>
        <table:table-row table:style-name="ro29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3" office:value-type="string">
            <text:p>Step 7: Add experience more experience for user's profile</text:p>
          </table:table-cell>
          <table:table-cell table:style-name="ce168" office:value-type="string">
            <text:p>- Move to name of user and click on Profile</text:p>
            <text:p>- On experience, click on Edit icon</text:p>
            <text:p>- Click on add icon to add more experience</text:p>
            <text:p>- Enter all valid and require data</text:p>
            <text:p>- Click on Save icon of experience</text:p>
          </table:table-cell>
          <table:table-cell table:style-name="ce170" office:value-type="string">
            <text:p>- User's profile page is shown</text:p>
            <text:p>- Edit experience form is displayed with old <text:s/>value of experience and icon to allow user <text:s/>add more/delete experience. If it is the first time user edit experience, user will only see add experience icon</text:p>
            <text:p>- New experience is added</text:p>
          </table:table-cell>
          <table:table-cell table:style-name="ce161" office:value-type="string">
            <text:p>High</text:p>
          </table:table-cell>
          <table:table-cell table:style-name="ce181" office:value-type="string">
            <text:p>thao.pham</text:p>
          </table:table-cell>
          <table:table-cell table:number-columns-repeated="2" table:style-name="ce181" office:value-type="string">
            <text:p>Passed</text:p>
          </table:table-cell>
          <table:table-cell table:style-name="ce181" table:number-columns-repeated="243"/>
        </table:table-row>
        <table:table-row table:style-name="ro11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4" office:value-type="string">
            <text:p>Step 8: Log out by user</text:p>
          </table:table-cell>
          <table:table-cell table:style-name="ce169" office:value-type="string">
            <text:p>- Move mouse on star portlet and select Sign out </text:p>
          </table:table-cell>
          <table:table-cell table:style-name="ce168" office:value-type="string">
            <text:p>User logs out of system</text:p>
          </table:table-cell>
          <table:table-cell table:style-name="ce161" office:value-type="string">
            <text:p>High</text:p>
          </table:table-cell>
          <table:table-cell table:style-name="ce181" office:value-type="string">
            <text:p>thao.pham</text:p>
          </table:table-cell>
          <table:table-cell table:number-columns-repeated="2" table:style-name="ce181" office:value-type="string">
            <text:p>Passed</text:p>
          </table:table-cell>
          <table:table-cell table:style-name="ce181" table:number-columns-repeated="243"/>
        </table:table-row>
        <table:table-row table:style-name="ro29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3" office:value-type="string">
            <text:p>Step 9: Delete user by root</text:p>
          </table:table-cell>
          <table:table-cell table:style-name="ce170" office:value-type="string">
            <text:p>- Log in by Root</text:p>
            <text:p>- Go to Manage user and group page </text:p>
            <text:p>- Select new added user and click on delete user icon</text:p>
            <text:p><text:span text:style-name="T9">- Move mouse on star portlet and select </text:span><text:span text:style-name="T9">Sign out </text:span></text:p>
          </table:table-cell>
          <table:table-cell table:style-name="ce172" office:value-type="string">
            <text:p>- Root logs in successfully</text:p>
            <text:p>- Organization management page is shown</text:p>
            <text:p>- User is deleted</text:p>
            <text:p>- Root logs out</text:p>
          </table:table-cell>
          <table:table-cell table:style-name="ce161" office:value-type="string">
            <text:p>High</text:p>
          </table:table-cell>
          <table:table-cell table:style-name="ce181" office:value-type="string">
            <text:p>thao.pham</text:p>
          </table:table-cell>
          <table:table-cell table:number-columns-repeated="2" table:style-name="ce181" office:value-type="string">
            <text:p>Passed</text:p>
          </table:table-cell>
          <table:table-cell table:style-name="ce181" table:number-columns-repeated="243"/>
        </table:table-row>
        <table:table-row table:style-name="ro1">
          <table:table-cell table:style-name="ce136"/>
          <table:table-cell table:style-name="ce144"/>
          <table:table-cell table:style-name="ce148"/>
          <table:table-cell table:style-name="ce154"/>
          <table:table-cell table:style-name="ce159"/>
          <table:table-cell table:style-name="ce163" table:number-columns-repeated="2"/>
          <table:table-cell table:style-name="ce170"/>
          <table:table-cell table:style-name="ce161"/>
          <table:table-cell table:style-name="ce181" table:number-columns-repeated="246"/>
        </table:table-row>
        <table:table-row table:style-name="ro1">
          <table:table-cell table:style-name="ce136"/>
          <table:table-cell table:style-name="ce145"/>
          <table:table-cell table:style-name="ce148"/>
          <table:table-cell table:style-name="ce154"/>
          <table:table-cell table:style-name="ce160"/>
          <table:table-cell table:style-name="ce161"/>
          <table:table-cell table:style-name="ce159"/>
          <table:table-cell table:style-name="ce161" table:number-columns-repeated="2"/>
          <table:table-cell table:style-name="ce181" table:number-columns-repeated="246"/>
        </table:table-row>
        <table:table-row table:style-name="ro1" table:number-rows-repeated="2">
          <table:table-cell table:style-name="ce136"/>
          <table:table-cell table:style-name="ce144"/>
          <table:table-cell table:style-name="ce148"/>
          <table:table-cell table:style-name="ce154"/>
          <table:table-cell table:style-name="ce159"/>
          <table:table-cell table:style-name="ce163" table:number-columns-repeated="3"/>
          <table:table-cell table:style-name="ce161"/>
          <table:table-cell table:style-name="ce181" table:number-columns-repeated="246"/>
        </table:table-row>
        <table:table-row table:style-name="ro1">
          <table:table-cell table:style-name="ce136"/>
          <table:table-cell table:style-name="ce144"/>
          <table:table-cell table:style-name="ce148"/>
          <table:table-cell table:style-name="ce154"/>
          <table:table-cell table:style-name="ce159"/>
          <table:table-cell table:style-name="ce163" table:number-columns-repeated="3"/>
          <table:table-cell table:style-name="ce161"/>
          <table:table-cell table:style-name="ce180" table:number-columns-repeated="246"/>
        </table:table-row>
        <table:table-row table:style-name="ro1">
          <table:table-cell table:style-name="ce136"/>
          <table:table-cell table:style-name="ce144"/>
          <table:table-cell table:style-name="ce148"/>
          <table:table-cell table:style-name="ce154"/>
          <table:table-cell table:style-name="ce159"/>
          <table:table-cell table:style-name="ce163" table:number-columns-repeated="2"/>
          <table:table-cell table:style-name="ce170"/>
          <table:table-cell table:style-name="ce161"/>
          <table:table-cell table:style-name="ce179"/>
          <table:table-cell table:style-name="ce182"/>
          <table:table-cell table:style-name="ce183" table:number-columns-repeated="235"/>
          <table:table-cell table:style-name="ce121" table:number-columns-repeated="9"/>
        </table:table-row>
        <table:table-row table:style-name="ro1">
          <table:table-cell table:style-name="ce136"/>
          <table:table-cell table:style-name="ce145"/>
          <table:table-cell table:style-name="ce148"/>
          <table:table-cell table:style-name="ce155"/>
          <table:table-cell table:style-name="ce160"/>
          <table:table-cell table:style-name="ce161"/>
          <table:table-cell table:style-name="ce159"/>
          <table:table-cell table:style-name="ce161" table:number-columns-repeated="2"/>
          <table:table-cell table:style-name="ce179"/>
          <table:table-cell table:style-name="ce182"/>
          <table:table-cell table:style-name="ce183" table:number-columns-repeated="235"/>
          <table:table-cell table:style-name="ce121" table:number-columns-repeated="9"/>
        </table:table-row>
        <table:table-row table:style-name="ro1">
          <table:table-cell table:style-name="ce136"/>
          <table:table-cell table:style-name="ce144"/>
          <table:table-cell table:style-name="ce148"/>
          <table:table-cell table:style-name="ce154"/>
          <table:table-cell table:style-name="ce159"/>
          <table:table-cell table:style-name="ce165" table:number-columns-repeated="3"/>
          <table:table-cell table:style-name="ce161"/>
          <table:table-cell table:style-name="ce179"/>
          <table:table-cell table:style-name="ce182"/>
          <table:table-cell table:style-name="ce183" table:number-columns-repeated="235"/>
          <table:table-cell table:style-name="ce121" table:number-columns-repeated="9"/>
        </table:table-row>
        <table:table-row table:style-name="ro1">
          <table:table-cell table:style-name="ce136"/>
          <table:table-cell table:style-name="ce144"/>
          <table:table-cell table:style-name="ce148"/>
          <table:table-cell table:style-name="ce154"/>
          <table:table-cell table:style-name="ce159"/>
          <table:table-cell table:style-name="ce165"/>
          <table:table-cell table:style-name="ce163"/>
          <table:table-cell table:style-name="ce170"/>
          <table:table-cell table:style-name="ce161"/>
          <table:table-cell table:style-name="ce179"/>
          <table:table-cell table:style-name="ce182"/>
          <table:table-cell table:style-name="ce183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4"/>
          <table:table-cell table:style-name="ce153"/>
          <table:table-cell table:style-name="ce165" table:number-columns-repeated="3"/>
          <table:table-cell table:style-name="ce161"/>
          <table:table-cell table:style-name="ce179"/>
          <table:table-cell table:style-name="ce182"/>
          <table:table-cell table:style-name="ce183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4"/>
          <table:table-cell table:style-name="ce153"/>
          <table:table-cell table:style-name="ce165" table:number-columns-repeated="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4"/>
          <table:table-cell table:style-name="ce153"/>
          <table:table-cell table:style-name="ce165" table:number-columns-repeated="2"/>
          <table:table-cell table:style-name="ce17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4"/>
          <table:table-cell table:style-name="ce153"/>
          <table:table-cell table:style-name="ce165" table:number-columns-repeated="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3" table:number-columns-repeated="2"/>
          <table:table-cell table:style-name="ce165" table:number-columns-repeated="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50"/>
          <table:table-cell table:style-name="ce153" table:number-columns-repeated="2"/>
          <table:table-cell table:style-name="ce165" table:number-columns-repeated="2"/>
          <table:table-cell table:style-name="ce17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 table:number-rows-repeated="3">
          <table:table-cell table:style-name="ce137"/>
          <table:table-cell table:style-name="ce143"/>
          <table:table-cell table:style-name="ce149"/>
          <table:table-cell table:style-name="ce153" table:number-columns-repeated="2"/>
          <table:table-cell table:style-name="ce165" table:number-columns-repeated="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3" table:number-columns-repeated="2"/>
          <table:table-cell table:style-name="ce165" table:number-columns-repeated="2"/>
          <table:table-cell table:style-name="ce17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 table:number-rows-repeated="4">
          <table:table-cell table:style-name="ce137"/>
          <table:table-cell table:style-name="ce143"/>
          <table:table-cell table:style-name="ce149"/>
          <table:table-cell table:style-name="ce153" table:number-columns-repeated="2"/>
          <table:table-cell table:style-name="ce165" table:number-columns-repeated="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50"/>
          <table:table-cell table:style-name="ce153" table:number-columns-repeated="2"/>
          <table:table-cell table:style-name="ce165" table:number-columns-repeated="2"/>
          <table:table-cell table:style-name="ce17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3" table:number-columns-repeated="2"/>
          <table:table-cell table:style-name="ce165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50"/>
          <table:table-cell table:style-name="ce153" table:number-columns-repeated="2"/>
          <table:table-cell table:style-name="ce165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3" table:number-columns-repeated="2"/>
          <table:table-cell table:style-name="ce165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50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62" table:number-columns-repeated="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 table:number-rows-repeated="5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5" table:number-columns-repeated="2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 table:number-rows-repeated="2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/>
          <table:table-cell table:style-name="ce174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/>
          <table:table-cell table:style-name="ce165" table:number-columns-repeated="2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" table:number-rows-repeated="2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/>
          <table:table-cell table:style-name="ce174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/>
          <table:table-cell table:style-name="ce165" table:number-columns-repeated="2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" table:number-rows-repeated="2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/>
          <table:table-cell table:style-name="ce174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/>
          <table:table-cell table:style-name="ce165" table:number-columns-repeated="2"/>
          <table:table-cell table:style-name="ce162"/>
          <table:table-cell table:style-name="ce121" table:number-columns-repeated="246"/>
        </table:table-row>
        <table:table-row table:style-name="ro1" table:number-rows-repeated="3">
          <table:table-cell table:style-name="ce121" table:number-columns-repeated="8"/>
          <table:table-cell/>
          <table:table-cell table:style-name="ce121" table:number-columns-repeated="246"/>
        </table:table-row>
        <table:table-row table:style-name="ro1" table:number-rows-repeated="10">
          <table:table-cell table:style-name="ce121" table:number-columns-repeated="255"/>
        </table:table-row>
        <table:table-row table:style-name="ro1" table:number-rows-repeated="1048468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9">
          <table:table-cell table:style-name="ce122" office:value-type="string" table:number-columns-spanned="4" table:number-rows-spanned="2">
            <text:p>Smoke Tests</text:p>
          </table:table-cell>
          <table:covered-table-cell table:number-columns-repeated="3" table:style-name="ce124"/>
          <table:table-cell table:style-name="ce125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9">
          <table:covered-table-cell table:style-name="ce122"/>
          <table:covered-table-cell table:number-columns-repeated="3" table:style-name="ce124"/>
          <table:covered-table-cell table:style-name="ce125"/>
          <table:table-cell table:number-columns-repeated="244"/>
        </table:table-row>
        <table:table-row table:style-name="ro20">
          <table:table-cell table:style-name="ce66" office:value-type="string">
            <text:p>Id</text:p>
          </table:table-cell>
          <table:table-cell table:style-name="ce125" office:value-type="string">
            <text:p>Functional Group</text:p>
          </table:table-cell>
          <table:table-cell table:style-name="ce125" office:value-type="string">
            <text:p>Functionality</text:p>
          </table:table-cell>
          <table:table-cell table:style-name="ce125" office:value-type="string">
            <text:p>Functionality summary</text:p>
          </table:table-cell>
          <table:covered-table-cell table:style-name="ce129"/>
          <table:table-cell table:number-columns-repeated="244"/>
        </table:table-row>
        <table:table-row table:style-name="ro11">
          <table:table-cell table:style-name="ce39" office:value-type="string">
            <text:p>Smoke_SOC_01</text:p>
          </table:table-cell>
          <table:table-cell table:style-name="ce126" office:value-type="string">
            <text:p>SOC</text:p>
          </table:table-cell>
          <table:table-cell table:style-name="ce89" office:value-type="string">
            <text:p>SOC</text:p>
          </table:table-cell>
          <table:table-cell table:style-name="ce43" office:value-type="string">
            <text:p>Basic functions on SOC</text:p>
          </table:table-cell>
          <table:table-cell table:style-name="ce130" table:formula="of:=SUMPRODUCT(([Data.B$5:Data.B$1041]=[.$A4])*([Data.A$5:Data.A$1041]&lt;&gt;&quot;&quot;))" office:value-type="float" office:value="1">
            <text:p>1</text:p>
          </table:table-cell>
          <table:table-cell table:style-name="ce132" table:number-columns-repeated="3"/>
          <table:table-cell table:style-name="ce133" table:number-columns-repeated="241"/>
        </table:table-row>
        <table:table-row table:style-name="ro1">
          <table:table-cell table:style-name="ce39"/>
          <table:table-cell table:style-name="ce126"/>
          <table:table-cell table:style-name="ce89"/>
          <table:table-cell table:style-name="ce43"/>
          <table:table-cell table:style-name="ce130"/>
          <table:table-cell table:style-name="ce132" table:number-columns-repeated="3"/>
          <table:table-cell table:style-name="ce133" table:number-columns-repeated="241"/>
        </table:table-row>
        <table:table-row table:style-name="ro1">
          <table:table-cell table:style-name="ce39"/>
          <table:table-cell table:style-name="ce126"/>
          <table:table-cell table:style-name="ce89"/>
          <table:table-cell table:style-name="ce43"/>
          <table:table-cell table:style-name="ce130"/>
          <table:table-cell table:style-name="ce132" table:number-columns-repeated="3"/>
          <table:table-cell table:style-name="ce133" table:number-columns-repeated="241"/>
        </table:table-row>
        <table:table-row table:style-name="ro1">
          <table:table-cell table:style-name="ce39"/>
          <table:table-cell table:style-name="ce126"/>
          <table:table-cell table:style-name="ce89"/>
          <table:table-cell table:style-name="ce43"/>
          <table:table-cell table:style-name="ce130"/>
          <table:table-cell table:style-name="ce132" table:number-columns-repeated="3"/>
          <table:table-cell table:style-name="ce133" table:number-columns-repeated="241"/>
        </table:table-row>
        <table:table-row table:style-name="ro21">
          <table:table-cell table:style-name="ce123" office:value-type="string">
            <text:p>TOTAL</text:p>
          </table:table-cell>
          <table:table-cell table:style-name="ce127"/>
          <table:table-cell table:style-name="ce128" table:number-columns-repeated="2"/>
          <table:table-cell table:style-name="ce131" table:formula="of:=SUM([.E4:.E7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8">05/28/2012</text:date>, <text:time>14:3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28T14:32:04</dc:date>
    <meta:print-date>2008-06-17T00:45:47</meta:print-date>
    <meta:editing-cycles>775</meta:editing-cycles>
    <meta:editing-duration>P12DT16H38M38S</meta:editing-duration>
    <dc:creator>exoplatform </dc:creator>
    <meta:document-statistic meta:table-count="4" meta:cell-count="197" meta:object-count="1"/>
    <meta:user-defined meta:name="Info 1"/>
    <meta:user-defined meta:name="Info 2"/>
    <meta:user-defined meta:name="Info 3"/>
    <meta:user-defined meta:name="Info 4"/>
  </office:meta>
</office:document-meta>
</file>